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854*"/>
    </style:style>
    <style:style style:name="Tabella12.B" style:family="table-column">
      <style:table-column-properties style:column-width="1.589cm" style:rel-column-width="901*"/>
    </style:style>
    <style:style style:name="Tabella12.C" style:family="table-column">
      <style:table-column-properties style:column-width="2.011cm" style:rel-column-width="1140*"/>
    </style:style>
    <style:style style:name="Tabella12.D" style:family="table-column">
      <style:table-column-properties style:column-width="2.512cm" style:rel-column-width="1424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9.001cm" table:align="margins"/>
    </style:style>
    <style:style style:name="Tabella17.A" style:family="table-column">
      <style:table-column-properties style:column-width="11.19cm" style:rel-column-width="38595*"/>
    </style:style>
    <style:style style:name="Tabella17.B" style:family="table-column">
      <style:table-column-properties style:column-width="7.811cm" style:rel-column-width="26940*"/>
    </style:style>
    <style:style style:name="Tabella17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7.B1" style:family="table-cell">
      <style:table-cell-properties fo:background-color="#e6e6ff" fo:padding="0.097cm" fo:border="0.05pt solid #000000">
        <style:background-image/>
      </style:table-cell-properties>
    </style:style>
    <style:style style:name="Tabella18" style:family="table">
      <style:table-properties style:width="7.618cm" table:align="margins"/>
    </style:style>
    <style:style style:name="Tabella18.A" style:family="table-column">
      <style:table-column-properties style:column-width="3.808cm" style:rel-column-width="32767*"/>
    </style:style>
    <style:style style:name="Tabella18.B" style:family="table-column">
      <style:table-column-properties style:column-width="3.81cm" style:rel-column-width="32768*"/>
    </style:style>
    <style:style style:name="Tabella18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8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8.A2" style:family="table-cell">
      <style:table-cell-properties fo:padding="0cm" fo:border-left="0.05pt dotted #000000" fo:border-right="0.05pt dotted #000000" fo:border-top="none" fo:border-bottom="none"/>
    </style:style>
    <style:style style:name="Tabella18.A3" style:family="table-cell">
      <style:table-cell-properties fo:padding="0cm" fo:border-left="0.05pt dotted #000000" fo:border-right="none" fo:border-top="none" fo:border-bottom="none"/>
    </style:style>
    <style:style style:name="Tabella18.B3" style:family="table-cell">
      <style:table-cell-properties fo:padding="0cm" fo:border-left="none" fo:border-right="0.05pt dotted #000000" fo:border-top="none" fo:border-bottom="none"/>
    </style:style>
    <style:style style:name="Tabella18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8.A5" style:family="table-cell">
      <style:table-cell-properties fo:padding="0cm" fo:border-left="0.05pt dotted #000000" fo:border-right="none" fo:border-top="none" fo:border-bottom="0.05pt dotted #000000"/>
    </style:style>
    <style:style style:name="Tabella18.B5" style:family="table-cell">
      <style:table-cell-properties fo:padding="0cm" fo:border-left="0.05pt dotted #000000" fo:border-right="0.05pt dotted #000000" fo:border-top="none" fo:border-bottom="0.05pt dotte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Standard">
      <style:text-properties style:font-name="Ubuntu Light" fo:font-size="9pt" style:font-size-asian="9pt" style:font-size-complex="9pt"/>
    </style:style>
    <style:style style:name="P140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1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2c174" style:font-name-asian="SimSun" style:font-size-asian="9pt" style:font-weight-asian="bold" style:font-name-complex="Tahoma" style:font-size-complex="9pt" style:font-weight-complex="bold"/>
    </style:style>
    <style:style style:name="P144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82c174" style:font-name-asian="SimSun" style:font-size-asian="6pt" style:font-weight-asian="bold" style:font-name-complex="Tahoma" style:font-size-complex="6pt" style:font-weight-complex="bold"/>
    </style:style>
    <style:style style:name="P14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7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82c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2c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9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2c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82c1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82c1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82c1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3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4"><text:placeholder text:placeholder-type="text">&lt;if test="not o.partner"&gt;</text:placeholder></text:p>
            <text:p text:style-name="P99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6"><text:placeholder text:placeholder-type="text">&lt;/if&gt;</text:placeholder></text:p>
            <text:p text:style-name="P100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4"><text:placeholder text:placeholder-type="text">&lt;if test="not o.partner"&gt;</text:placeholder></text:p>
            <text:p text:style-name="P99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4"><text:placeholder text:placeholder-type="text">&lt;/if&gt;</text:placeholder></text:p>
            <text:p text:style-name="P98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5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1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<text:placeholder text:placeholder-type="text">&lt;/if&gt;</text:placeholder></text:p>
          </table:table-cell>
          <table:covered-table-cell/>
        </table:table-row>
      </table:table>
      <text:p text:style-name="P142"/>
      <text:p text:style-name="P143"/>
      <table:table table:name="Tabella17" table:style-name="Tabella17">
        <table:table-column table:style-name="Tabella17.A"/>
        <table:table-column table:style-name="Tabella17.B"/>
        <table:table-header-rows>
          <table:table-row>
            <table:table-cell table:style-name="Tabella17.A1" office:value-type="string">
              <text:p text:style-name="P147">Totale <text:span text:style-name="T45">fatturato</text:span></text:p>
            </table:table-cell>
            <table:table-cell table:style-name="Tabella17.B1" office:value-type="string">
              <table:table table:name="Tabella18" table:style-name="Tabella18">
                <table:table-column table:style-name="Tabella18.A"/>
                <table:table-column table:style-name="Tabella18.B"/>
                <table:table-row>
                  <table:table-cell table:style-name="Tabella18.A1" office:value-type="string">
                    <text:p text:style-name="P145">Anno</text:p>
                  </table:table-cell>
                  <table:table-cell table:style-name="Tabella18.B1" office:value-type="string">
                    <text:p text:style-name="P145">Fatturato</text:p>
                  </table:table-cell>
                </table:table-row>
                <table:table-row>
                  <table:table-cell table:style-name="Tabella18.A2" table:number-columns-spanned="2" office:value-type="string">
                    <text:p text:style-name="P148"><text:placeholder text:placeholder-type="text">&lt;for each="year in sorted(get_total_invoiced(), reverse=True)"&gt;</text:placeholder></text:p>
                  </table:table-cell>
                  <table:covered-table-cell/>
                </table:table-row>
                <table:table-row>
                  <table:table-cell table:style-name="Tabella18.A3" office:value-type="string">
                    <text:p text:style-name="P150"><text:s/><text:placeholder text:placeholder-type="text">&lt;year&gt;</text:placeholder></text:p>
                  </table:table-cell>
                  <table:table-cell table:style-name="Tabella18.B3" office:value-type="string">
                    <text:p text:style-name="P151"><text:placeholder text:placeholder-type="text">&lt;formatLang(get_total_invoiced()[year])&gt;</text:placeholder> </text:p>
                  </table:table-cell>
                </table:table-row>
                <table:table-row>
                  <table:table-cell table:style-name="Tabella18.A4" table:number-columns-spanned="2" office:value-type="string">
                    <text:p text:style-name="P148"><text:placeholder text:placeholder-type="text">&lt;/for&gt;</text:placeholder></text:p>
                  </table:table-cell>
                  <table:covered-table-cell/>
                </table:table-row>
                <table:table-row>
                  <table:table-cell table:style-name="Tabella18.A5" office:value-type="string">
                    <text:p text:style-name="P152">Totale</text:p>
                  </table:table-cell>
                  <table:table-cell table:style-name="Tabella18.B5" office:value-type="string">
                    <text:p text:style-name="P151"><text:placeholder text:placeholder-type="text">&lt;formatLang(sum(get_total_invoiced().values()))&gt;</text:placeholder> </text:p>
                  </table:table-cell>
                </table:table-row>
              </table:table>
              <text:p text:style-name="P149"/>
            </table:table-cell>
          </table:table-row>
        </table:table-header-rows>
      </table:table>
      <text:p text:style-name="P144"/>
      <text:p text:style-name="P144">VISITE</text:p>
      <text:p text:style-name="P76"><text:placeholder text:placeholder-type="text">&lt;for each="partner in o.partner_ids"&gt;</text:placeholder></text:p>
      <text:p text:style-name="P63"/>
      <text:p text:style-name="P43"><text:span text:style-name="T34">Dettaglio </text:span><text:span text:style-name="T35">cliente:</text:span></text:p>
      <text:p text:style-name="P6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1"><text:placeholder text:placeholder-type="text">&lt;if test="o.with_anagraphic"&gt;</text:placeholder></text:p>
      <text:p text:style-name="P6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2"><text:placeholder text:placeholder-type="text">&lt;/if&gt;</text:placeholder></text:p>
      <text:p text:style-name="P41"><text:placeholder text:placeholder-type="text">&lt;if test="o.with_note"&gt;</text:placeholder></text:p>
      <text:p text:style-name="P44"/>
      <text:p text:style-name="P34"><text:placeholder text:placeholder-type="text">&lt;if test="not o.partner"&gt;</text:placeholder></text:p>
      <text:p text:style-name="P4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6">Abstract</text:p>
          </table:table-cell>
          <table:table-cell table:style-name="Tabella4.B1" office:value-type="string">
            <text:p text:style-name="P136">Note</text:p>
          </table:table-cell>
        </table:table-row>
        <table:table-row table:style-name="Tabella4.2">
          <table:table-cell table:style-name="Tabella4.A2" office:value-type="string">
            <text:p text:style-name="P120"><text:placeholder text:placeholder-type="text">&lt;partner.abstract or ""&gt;</text:placeholder></text:p>
          </table:table-cell>
          <table:table-cell table:style-name="Tabella4.B2" office:value-type="string">
            <text:p text:style-name="P120"><text:placeholder text:placeholder-type="text">&lt;partner.note or ""&gt;</text:placeholder></text:p>
          </table:table-cell>
        </table:table-row>
      </table:table>
      <text:p text:style-name="P34"><text:placeholder text:placeholder-type="text">&lt;/if&gt;</text:placeholder></text:p>
      <text:p text:style-name="P34"><text:placeholder text:placeholder-type="text">&lt;/if&gt;</text:placeholder></text:p>
      <text:p text:style-name="P56"><text:placeholder text:placeholder-type="text">&lt;if test="o.with_visit"&gt;</text:placeholder></text:p>
      <text:p text:style-name="P46"/>
      <text:p text:style-name="P6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1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2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2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88"><text:placeholder text:placeholder-type="text">&lt;visit.abstract or ""&gt;</text:placeholder></text:p>
          </table:table-cell>
          <table:table-cell table:style-name="Tabella3.C4" office:value-type="string">
            <text:p text:style-name="P91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ffer"&gt;</text:placeholder></text:p>
      <text:p text:style-name="P35"><text:soft-page-break/></text:p>
      <text:p text:style-name="P4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3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6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6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6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6"><text:placeholder text:placeholder-type="text">&lt;line.name&gt;</text:placeholder></text:p>
                </table:table-cell>
                <table:table-cell table:style-name="Tabella8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16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9"/>
          </table:table-cell>
        </table:table-row>
        <table:table-row>
          <table:table-cell table:style-name="Tabella7.A4" table:number-columns-spanned="2" office:value-type="string">
            <text:p text:style-name="P73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rder"&gt;</text:placeholder></text:p>
      <text:p text:style-name="P35"/>
      <text:p text:style-name="P4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4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3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3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5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9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0"><text:placeholder text:placeholder-type="text">&lt;line.name&gt;</text:placeholder></text:p>
                </table:table-cell>
                <table:table-cell table:style-name="Tabella6.A2" office:value-type="string">
                  <text:p text:style-name="P104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6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0"/>
          </table:table-cell>
        </table:table-row>
        <table:table-row>
          <table:table-cell table:style-name="Tabella5.A4" table:number-columns-spanned="2" office:value-type="string">
            <text:p text:style-name="P74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movement"&gt;</text:placeholder></text:p>
      <text:p text:style-name="P35"/>
      <text:p text:style-name="P47"><text:span text:style-name="T33">Prodotti fatturati</text:span>:</text:p>
      <text:p text:style-name="P2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5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4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28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6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0"/>
      <text:p text:style-name="P36"><text:placeholder text:placeholder-type="text">&lt;if test="o.with_product"&gt;</text:placeholder></text:p>
      <text:p text:style-name="P35"/>
      <text:p text:style-name="P48"><text:span text:style-name="T40">Riepilogo prodotti f</text:span>atturat<text:span text:style-name="T32">i valuta del cliente (quantità e consegne):</text:span></text:p>
      <text:p text:style-name="P2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1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2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3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4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5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6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3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0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153"><text:placeholder text:placeholder-type="text">&lt;variation[0]&gt;</text:placeholder></text:p>
                </table:table-cell>
                <table:table-cell table:style-name="Tabella9.B3" office:value-type="string">
                  <text:p text:style-name="P7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</table:table>
            <text:p text:style-name="P37"><text:placeholder text:placeholder-type="text">&lt;/if&gt;</text:placeholder></text:p>
          </table:table-cell>
          <table:table-cell table:style-name="Tabella11.B4" office:value-type="string">
            <text:p text:style-name="P92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2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7"><text:s/><text:placeholder text:placeholder-type="text">&lt;year&gt;</text:placeholder></text:p>
                </table:table-cell>
                <table:table-cell table:style-name="Tabella12.B3" office:value-type="string">
                  <text:p text:style-name="P102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05"><text:placeholder text:placeholder-type="text">&lt;formatLang(get_data('total')['data'][CKY_ART][1][year][1])&gt;</text:placeholder> <text:span text:style-name="T50">kg.</text:span> </text:p>
                </table:table-cell>
                <table:table-cell table:style-name="Tabella12.D3" office:value-type="string">
                  <text:p text:style-name="P146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11.A6" table:number-columns-spanned="2" office:value-type="string">
            <text:p text:style-name="P4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2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7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4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3"><text:s/><text:placeholder text:placeholder-type="text">&lt;year&gt;</text:placeholder></text:p>
                </table:table-cell>
                <table:table-cell table:style-name="Tabella13.B3" office:value-type="string">
                  <text:p text:style-name="P124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4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2">Totale</text:p>
                </table:table-cell>
                <table:table-cell table:style-name="Tabella13.B5" office:value-type="string">
                  <text:p text:style-name="P125"><text:placeholder text:placeholder-type="text">&lt;formatLang(sum(get_total_invoiced().values()))&gt;</text:placeholder> </text:p>
                </table:table-cell>
              </table:table-row>
            </table:table>
            <text:p text:style-name="P92"/>
          </table:table-cell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1"/>
      <text:p text:style-name="P38"><text:placeholder text:placeholder-type="text">&lt;if test="o.with_sample"&gt;</text:placeholder></text:p>
      <text:p text:style-name="P38"/>
      <text:p text:style-name="P49"><text:span text:style-name="T46">Campioni</text:span>:</text:p>
      <text:p text:style-name="P2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5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5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6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1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8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3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6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29"><text:placeholder text:placeholder-type="text">&lt;/if&gt;</text:placeholder></text:p>
      <text:p text:style-name="P33"><text:placeholder text:placeholder-type="text">&lt;/if&gt;</text:placeholder></text:p>
      <text:p text:style-name="P38"/>
      <text:p text:style-name="P38"/>
      <text:p text:style-name="P35"><text:placeholder text:placeholder-type="text">&lt;if test="o.with_payment"&gt;</text:placeholder></text:p>
      <text:p text:style-name="P35"/>
      <text:p text:style-name="P50">Solvibilità:</text:p>
      <text:p text:style-name="P5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1"/>
      <text:p text:style-name="P55"><text:placeholder text:placeholder-type="text">&lt;if test="partner.partner_id.duelist_uncovered"&gt;</text:placeholder></text:p>
      <text:p text:style-name="P6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8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9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0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29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18"><text:placeholder text:placeholder-type="text">&lt;payment.note or ""&gt;</text:placeholder></text:p>
          </table:table-cell>
          <table:table-cell table:style-name="Tabella2.E3" office:value-type="string">
            <text:p text:style-name="P135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5"><text:placeholder text:placeholder-type="text">&lt;/if&gt;</text:placeholder></text:p>
      <text:p text:style-name="P58"><text:placeholder text:placeholder-type="text">&lt;/if&gt;</text:placeholder></text:p>
      <text:p text:style-name="P58"/>
      <text:p text:style-name="P38"><text:placeholder text:placeholder-type="text">&lt;if test="o.with_followup"&gt;</text:placeholder></text:p>
      <text:p text:style-name="P38"/>
      <text:p text:style-name="P51"><text:span text:style-name="T46">Followup</text:span>:</text:p>
      <text:p text:style-name="P5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5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3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8"><text:placeholder text:placeholder-type="text">&lt;formatLang(followup.confirmed_date, date=True) if followup.confirmed_date  else ""&gt;</text:placeholder></text:p>
            <text:p text:style-name="P137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1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7"><text:placeholder text:placeholder-type="text">&lt;followup.agent_name&gt;</text:placeholder></text:p>
          </table:table-cell>
          <table:table-cell table:style-name="Tabella15.D4" office:value-type="string">
            <text:p text:style-name="P133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7"><text:placeholder text:placeholder-type="text">&lt;followup.note&gt;</text:placeholder></text:p>
          </table:table-cell>
          <table:table-cell table:style-name="Tabella15.E4" office:value-type="string">
            <text:p text:style-name="P134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7"><text:placeholder text:placeholder-type="text">&lt;if test="o.partner_ids[-1].partner_id.id != partner.partner_id.id"&gt;</text:placeholder></text:p>
      <text:p text:style-name="P28"/>
      <text:p text:style-name="P140"/>
      <text:p text:style-name="P27"><text:placeholder text:placeholder-type="text">&lt;/if&gt;</text:placeholder></text:p>
      <text:p text:style-name="P79"><text:placeholder text:placeholder-type="text">&lt;/for&gt;</text:placeholder></text:p>
      <text:p text:style-name="P1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9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4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9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5T14:09:03.717825315</dc:date>
    <meta:editing-duration>P8DT19M15S</meta:editing-duration>
    <meta:editing-cycles>772</meta:editing-cycles>
    <meta:generator>LibreOffice/4.3.3.2$Linux_X86_64 LibreOffice_project/430m0$Build-2</meta:generator>
    <dc:creator>thebrush </dc:creator>
    <meta:document-statistic meta:table-count="18" meta:image-count="9" meta:object-count="0" meta:page-count="5" meta:paragraph-count="206" meta:word-count="655" meta:character-count="7792" meta:non-whitespace-character-count="7284"/>
    <meta:user-defined meta:name="Info 1"/>
    <meta:user-defined meta:name="Info 2"/>
    <meta:user-defined meta:name="Info 3"/>
    <meta:user-defined meta:name="Info 4"/>
  </office:meta>
</office:document-meta>
</file>